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75542" officeooo:paragraph-rsid="00175542"/>
    </style:style>
    <style:style style:name="P3" style:family="paragraph" style:parent-style-name="Title">
      <style:text-properties officeooo:rsid="000bc6a3" officeooo:paragraph-rsid="000bc6a3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 style:font-weight-asian="normal"/>
    </style:style>
    <style:style style:name="T2" style:family="text">
      <style:text-properties officeooo:rsid="00190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深秋晨語</text:p>
      <text:p text:style-name="P1"/>
      <text:p text:style-name="P1"><text:span text:style-name="T1">拂面秋風拂面雨，</text:span><text:line-break/><text:span text:style-name="T1">剪水車燈粼粼景。</text:span><text:line-break/><text:span text:style-name="T1">夢醒不知客何處，</text:span><text:line-break/><text:span text:style-name="T1">秋水無聲望天明。</text:span><text:line-break/><text:span text:style-name="T1">來時只恨天意晚，</text:span><text:line-break/><text:span text:style-name="T1">白昼如夜指不清。</text:span><text:line-break/><text:span text:style-name="T1">喃喃自語誰可知，</text:span><text:line-break/><text:span text:style-name="T1">匆匆過客匆匆雨。</text:span><text:line-break/><text:span text:style-name="T1">人間最是無情處，</text:span><text:line-break/><text:span text:style-name="T1">不及黑夜鬼鴛鴦。</text:span></text:p>
      <text:p text:style-name="P1"/>
      <text:p text:style-name="P1">——</text:p>
      <text:p text:style-name="P2">2021.<text:span text:style-name="T2">10.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4:25:35.621528876</dc:date>
    <meta:editing-duration>PT20M11S</meta:editing-duration>
    <meta:editing-cycles>15</meta:editing-cycles>
    <meta:document-statistic meta:table-count="0" meta:image-count="0" meta:object-count="0" meta:page-count="1" meta:paragraph-count="4" meta:word-count="85" meta:character-count="105" meta:non-whitespace-character-count="96"/>
  </office:meta>
</office:document-meta>
</file>